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the 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string">
            <text:p>the 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Master Bait</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 table:number-columns-repeated="1019"/>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es</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fucker.</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he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table:number-columns-repeated="1020"/>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table:number-columns-repeated="1020"/>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 BITCH.</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only.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ckin' funny D&amp;D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9" table:number-columns-repeated="1019"/>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fuckin', these three gobulins burst through the door, and one has TWO DICK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FUCKING SICK of this food2 shit. I was SO HUNGRY FOR REAL FOOD.</text:p>
          </table:table-cell>
          <table:table-cell table:style-name="ce19" table:number-columns-repeated="1019"/>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fuck, even VEGETABLES. I just want some REAL FUCKING FOOD.</text:p>
          </table:table-cell>
          <table:table-cell table:style-name="ce19" table:number-columns-repeated="1019"/>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You scoop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You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D&amp;D.</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table:number-columns-repeated="1020"/>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shit.</text:p>
          </table:table-cell>
          <table:table-cell table:number-columns-repeated="1020"/>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hit, good shit.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Fuck off.</text:p>
          </table:table-cell>
          <table:table-cell office:value-type="string">
            <text:p>Rosa: Hello, my inn is in... business. It's inn business. That's a thing people say. Seriously.</text:p>
          </table:table-cell>
          <table:table-cell table:number-columns-repeated="1019"/>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sh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table:number-columns-repeated="1020"/>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0">09/10/2018</text:date>, <text:time>18:45: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9-10T18:45:18.14</dc:date>
    <meta:editing-duration>P109DT21H8M20S</meta:editing-duration>
    <meta:editing-cycles>1180</meta:editing-cycles>
    <dc:creator>Seab Dinch</dc:creator>
    <meta:document-statistic meta:table-count="1" meta:cell-count="6685" meta:object-count="0"/>
  </office:meta>
</office:document-meta>
</file>